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2e006f" draw:marker-start-width="0.242cm" draw:marker-end-width="0.242cm" draw:fill-color="#ab97fd" draw:textarea-horizontal-align="justify" draw:textarea-vertical-align="middle" draw:auto-grow-height="false" fo:min-height="4.083cm" fo:min-width="16.108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solid" svg:stroke-width="0.028cm" svg:stroke-color="#2e006f" draw:marker-start-width="0.242cm" draw:marker-end-width="0.242cm" draw:fill-color="#ecdda4" draw:textarea-horizontal-align="justify" draw:textarea-vertical-align="middle" draw:auto-grow-height="false" fo:min-height="5.527cm" fo:min-width="16.106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draw:stroke="solid" svg:stroke-width="0.028cm" svg:stroke-color="#2e006f" draw:marker-start-width="0.242cm" draw:marker-end-width="0.242cm" draw:fill-color="#e4a82f" draw:textarea-horizontal-align="justify" draw:textarea-vertical-align="middle" draw:auto-grow-height="false" fo:min-height="5.527cm" fo:min-width="16.108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353cm" svg:stroke-color="#0b0397" draw:marker-start-width="0.728cm" draw:marker-end-width="0.728cm" draw:textarea-vertical-align="middle" fo:padding-top="0.3cm" fo:padding-bottom="0.3cm" fo:padding-left="0.425cm" fo:padding-right="0.425cm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2" style:family="paragraph">
      <loext:graphic-properties draw:fill-color="#ab97fd"/>
      <style:paragraph-properties fo:text-align="center" style:writing-mode="lr-tb"/>
      <style:text-properties fo:color="#2e006f" loext:opacity="100%" style:font-name="Century Gothic" fo:font-size="40pt" fo:font-weight="bold"/>
    </style:style>
    <style:style style:name="P3" style:family="paragraph">
      <style:paragraph-properties fo:line-height="115%" fo:text-align="center" style:writing-mode="lr-tb"/>
      <style:text-properties fo:color="#2e006f" loext:opacity="100%" style:font-name="Century Gothic" fo:font-size="40pt" fo:font-weight="bold"/>
    </style:style>
    <style:style style:name="P4" style:family="paragraph">
      <loext:graphic-properties draw:fill-color="#ecdda4"/>
      <style:paragraph-properties fo:line-height="115%" fo:text-align="center" style:writing-mode="lr-tb"/>
      <style:text-properties fo:color="#2e006f" loext:opacity="100%" style:font-name="Century Gothic" fo:font-size="40pt" fo:font-weight="bold"/>
    </style:style>
    <style:style style:name="P5" style:family="paragraph">
      <loext:graphic-properties draw:fill-color="#e4a82f"/>
      <style:paragraph-properties fo:line-height="115%" fo:text-align="center" style:writing-mode="lr-tb"/>
      <style:text-properties fo:color="#2e006f" loext:opacity="100%" style:font-name="Century Gothic" fo:font-size="40pt" fo:font-weight="bold"/>
    </style:style>
    <style:style style:name="P6" style:family="paragraph">
      <style:paragraph-properties fo:text-align="center"/>
      <style:text-properties fo:color="#2e006f" loext:opacity="100%" style:font-name="Century Gothic" fo:font-size="40pt"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6.608cm" svg:height="4.333cm" svg:x="12.696cm" svg:y="6.253cm">
          <text:p text:style-name="P1"><text:span text:style-name="T1">Datase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16.606cm" svg:height="5.777cm" svg:x="1.445cm" svg:y="17.082cm">
          <text:p text:style-name="P3"><text:span text:style-name="T1">Typed Data</text:span></text:p>
          <text:p text:style-name="P3"><text:span text:style-name="T1">(Dataset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3" draw:id="id3" draw:layer="layout" svg:width="16.608cm" svg:height="5.777cm" svg:x="23.949cm" svg:y="17.082cm">
          <text:p text:style-name="P3"><text:span text:style-name="T1">Untyped Data</text:span></text:p>
          <text:p text:style-name="P3"><text:span text:style-name="T1">(DataFrame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21cm" svg:y1="10.586cm" svg:x2="9.748cm" svg:y2="17.082cm" draw:start-shape="id1" draw:end-shape="id2" draw:end-glue-point="0" svg:d="M21000 10586v3247h-11252v3249" svg:viewBox="0 0 11253 6497">
          <text:p/>
        </draw:connector>
        <draw:connector draw:style-name="gr4" draw:text-style-name="P6" draw:layer="layout" svg:x1="21cm" svg:y1="10.586cm" svg:x2="32.253cm" svg:y2="17.082cm" draw:start-shape="id1" draw:end-shape="id3" draw:end-glue-point="0" svg:d="M21000 10586v3247h11253v3249" svg:viewBox="0 0 11254 649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5T21:20:26.436505284</meta:creation-date>
    <dc:date>2021-05-09T13:44:45.123638733</dc:date>
    <meta:editing-duration>PT9M33S</meta:editing-duration>
    <meta:editing-cycles>2</meta:editing-cycles>
    <meta:generator>LibreOffice/7.1.2.2$MacOSX_X86_64 LibreOffice_project/8a45595d069ef5570103caea1b71cc9d82b2aae4</meta:generator>
    <meta:document-statistic meta:object-count="5"/>
  </office:meta>
</office:document-meta>
</file>